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948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6429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7957in"/>
    </style:style>
    <style:style style:name="co9" style:family="table-column">
      <style:table-column-properties fo:break-before="auto" style:column-width="1.85in"/>
    </style:style>
    <style:style style:name="co10" style:family="table-column">
      <style:table-column-properties fo:break-before="auto" style:column-width="1.0661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2626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728in"/>
    </style:style>
    <style:style style:name="co15" style:family="table-column">
      <style:table-column-properties fo:break-before="auto" style:column-width="1.5339in"/>
    </style:style>
    <style:style style:name="co16" style:family="table-column">
      <style:table-column-properties fo:break-before="auto" style:column-width="1.7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0">
      <style:table-cell-properties fo:border="0.06pt solid #00000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Hoja1" table:style-name="ta1">
        <table:shapes>
          <draw:frame draw:z-index="0" draw:style-name="gr1" svg:width="7.8472in" svg:height="3.3319in" svg:x="2.161in" svg:y="7.216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7398in" svg:height="3.5429in" svg:x="8.7437in" svg:y="7.1768in">
            <draw:object draw:notify-on-update-of-ranges="Hoja1.B5:Hoja1.B11 Hoja1.C4:Hoja1.C4 Hoja1.C5:Hoja1.C11 Hoja1.B5:Hoja1.B11 Hoja1.D4:Hoja1.D4 Hoja1.D5:Hoja1.D11 Hoja1.B5:Hoja1.B11 Hoja1.F4:Hoja1.F4 Hoja1.F5:Hoja1.F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5.9823in" svg:height="3.3512in" svg:x="11.0063in" svg:y="4.9in">
            <draw:object draw:notify-on-update-of-ranges="Hoja1.B5:Hoja1.B11 Hoja1.E4:Hoja1.E4 Hoja1.E5:Hoja1.E11 Hoja1.B5:Hoja1.B11 Hoja1.G4:Hoja1.G4 Hoja1.G5:Hoja1.G11 Hoja1.B5:Hoja1.B11 Hoja1.I4:Hoja1.I4 Hoja1.I5:Hoja1.I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ce1" office:value-type="string" calcext:value-type="string">
            <text:p>Cat 1</text:p>
          </table:table-cell>
          <table:table-cell table:number-columns-repeated="8"/>
          <table:table-cell table:style-name="ce1" office:value-type="string" calcext:value-type="string">
            <text:p>Cat 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4057" calcext:value-type="float">
            <text:p>0.014057</text:p>
          </table:table-cell>
          <table:table-cell office:value-type="float" office:value="0.140597" calcext:value-type="float">
            <text:p>0.140597</text:p>
          </table:table-cell>
          <table:table-cell table:style-name="ce3" table:formula="of:=[.C5]/[.D5]" office:value-type="float" office:value="0.0999807961763053" calcext:value-type="float">
            <text:p>0.0999807962</text:p>
          </table:table-cell>
          <table:table-cell table:style-name="ce3" office:value-type="float" office:value="0.001609" calcext:value-type="float">
            <text:p>0.001609</text:p>
          </table:table-cell>
          <table:table-cell table:style-name="ce3" table:formula="of:=[.C5]/[.F5]" office:value-type="float" office:value="8.73648228713487" calcext:value-type="float">
            <text:p>8.7364822871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3067" calcext:value-type="float">
            <text:p>0.013067</text:p>
          </table:table-cell>
          <table:table-cell office:value-type="float" office:value="0.14831" calcext:value-type="float">
            <text:p>0.14831</text:p>
          </table:table-cell>
          <table:table-cell/>
          <table:table-cell table:style-name="ce3" office:value-type="float" office:value="0.001266" calcext:value-type="float">
            <text:p>0.001266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8326" calcext:value-type="float">
            <text:p>0.008326</text:p>
          </table:table-cell>
          <table:table-cell table:style-name="ce3" office:value-type="float" office:value="0.001674" calcext:value-type="float">
            <text:p>0.001674</text:p>
          </table:table-cell>
          <table:table-cell table:style-name="ce3" table:formula="of:=[.C6]/[.D6]" office:value-type="float" office:value="4.97371565113501" calcext:value-type="float">
            <text:p>4.9737156511</text:p>
          </table:table-cell>
          <table:table-cell table:style-name="ce3" office:value-type="float" office:value="0.000963" calcext:value-type="float">
            <text:p>0.000963</text:p>
          </table:table-cell>
          <table:table-cell table:style-name="ce3" table:formula="of:=[.C6]/[.F6]" office:value-type="float" office:value="8.64589823468328" calcext:value-type="float">
            <text:p>8.6458982347</text:p>
          </table:table-cell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11145" calcext:value-type="float">
            <text:p>0.011145</text:p>
          </table:table-cell>
          <table:table-cell table:style-name="ce3" office:value-type="float" office:value="0.001168" calcext:value-type="float">
            <text:p>0.001168</text:p>
          </table:table-cell>
          <table:table-cell table:style-name="ce3"/>
          <table:table-cell table:style-name="ce3" office:value-type="float" office:value="0.000936" calcext:value-type="float">
            <text:p>0.000936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5354" calcext:value-type="float">
            <text:p>0.005354</text:p>
          </table:table-cell>
          <table:table-cell table:style-name="ce3" office:value-type="float" office:value="0.0011" calcext:value-type="float">
            <text:p>0.0011</text:p>
          </table:table-cell>
          <table:table-cell table:style-name="ce3" table:formula="of:=[.C7]/[.D7]" office:value-type="float" office:value="4.86727272727273" calcext:value-type="float">
            <text:p>4.8672727273</text:p>
          </table:table-cell>
          <table:table-cell table:style-name="ce3" office:value-type="float" office:value="0.000941" calcext:value-type="float">
            <text:p>0.000941</text:p>
          </table:table-cell>
          <table:table-cell table:style-name="ce3" table:formula="of:=[.C7]/[.F7]" office:value-type="float" office:value="5.68969181721573" calcext:value-type="float">
            <text:p>5.6896918172</text:p>
          </table:table-cell>
          <table:table-cell table:style-name="ce3" table:number-columns-repeated="2"/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7077" calcext:value-type="float">
            <text:p>0.007077</text:p>
          </table:table-cell>
          <table:table-cell table:style-name="ce3" office:value-type="float" office:value="0.001161" calcext:value-type="float">
            <text:p>0.001161</text:p>
          </table:table-cell>
          <table:table-cell table:style-name="ce3"/>
          <table:table-cell table:style-name="ce3" office:value-type="float" office:value="0.000933" calcext:value-type="float">
            <text:p>0.000933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5463" calcext:value-type="float">
            <text:p>0.005463</text:p>
          </table:table-cell>
          <table:table-cell table:style-name="ce3" office:value-type="float" office:value="0.001094" calcext:value-type="float">
            <text:p>0.001094</text:p>
          </table:table-cell>
          <table:table-cell table:style-name="ce3" table:formula="of:=[.C8]/[.D8]" office:value-type="float" office:value="4.99360146252285" calcext:value-type="float">
            <text:p>4.9936014625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8]/[.F8]" office:value-type="float" office:value="5.83030949839915" calcext:value-type="float">
            <text:p>5.8303094984</text:p>
          </table:table-cell>
          <table:table-cell table:style-name="ce3" table:number-columns-repeated="2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7142" calcext:value-type="float">
            <text:p>0.007142</text:p>
          </table:table-cell>
          <table:table-cell table:style-name="ce3" office:value-type="float" office:value="0.1156" calcext:value-type="float">
            <text:p>0.1156</text:p>
          </table:table-cell>
          <table:table-cell table:style-name="ce3"/>
          <table:table-cell table:style-name="ce3" office:value-type="float" office:value="0.00093" calcext:value-type="float">
            <text:p>0.00093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5658" calcext:value-type="float">
            <text:p>0.005658</text:p>
          </table:table-cell>
          <table:table-cell table:style-name="ce3" office:value-type="float" office:value="0.001114" calcext:value-type="float">
            <text:p>0.001114</text:p>
          </table:table-cell>
          <table:table-cell table:style-name="ce3" table:formula="of:=[.C9]/[.D9]" office:value-type="float" office:value="5.07899461400359" calcext:value-type="float">
            <text:p>5.078994614</text:p>
          </table:table-cell>
          <table:table-cell table:style-name="ce3" office:value-type="float" office:value="0.000932" calcext:value-type="float">
            <text:p>0.000932</text:p>
          </table:table-cell>
          <table:table-cell table:style-name="ce3" table:formula="of:=[.C9]/[.F9]" office:value-type="float" office:value="6.07081545064378" calcext:value-type="float">
            <text:p>6.0708154506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6953" calcext:value-type="float">
            <text:p>0.006953</text:p>
          </table:table-cell>
          <table:table-cell table:style-name="ce3" office:value-type="float" office:value="0.001153" calcext:value-type="float">
            <text:p>0.001153</text:p>
          </table:table-cell>
          <table:table-cell table:style-name="ce3"/>
          <table:table-cell table:style-name="ce3" office:value-type="float" office:value="0.000931" calcext:value-type="float">
            <text:p>0.000931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05711" calcext:value-type="float">
            <text:p>0.005711</text:p>
          </table:table-cell>
          <table:table-cell table:style-name="ce3" office:value-type="float" office:value="0.00109" calcext:value-type="float">
            <text:p>0.00109</text:p>
          </table:table-cell>
          <table:table-cell table:style-name="ce3" table:formula="of:=[.C10]/[.D10]" office:value-type="float" office:value="5.2394495412844" calcext:value-type="float">
            <text:p>5.2394495413</text:p>
          </table:table-cell>
          <table:table-cell table:style-name="ce3" office:value-type="float" office:value="0.000935" calcext:value-type="float">
            <text:p>0.000935</text:p>
          </table:table-cell>
          <table:table-cell table:style-name="ce3" table:formula="of:=[.C10]/[.F10]" office:value-type="float" office:value="6.10802139037433" calcext:value-type="float">
            <text:p>6.1080213904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06984" calcext:value-type="float">
            <text:p>0.006984</text:p>
          </table:table-cell>
          <table:table-cell table:style-name="ce3" office:value-type="float" office:value="0.001152" calcext:value-type="float">
            <text:p>0.001152</text:p>
          </table:table-cell>
          <table:table-cell table:style-name="ce3"/>
          <table:table-cell table:style-name="ce3" office:value-type="float" office:value="0.000932" calcext:value-type="float">
            <text:p>0.000932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5695" calcext:value-type="float">
            <text:p>0.005695</text:p>
          </table:table-cell>
          <table:table-cell table:style-name="ce3" office:value-type="float" office:value="0.001095" calcext:value-type="float">
            <text:p>0.001095</text:p>
          </table:table-cell>
          <table:table-cell table:style-name="ce3" table:formula="of:=[.C11]/[.D11]" office:value-type="float" office:value="5.20091324200913" calcext:value-type="float">
            <text:p>5.200913242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1]/[.F11]" office:value-type="float" office:value="5.07123775601069" calcext:value-type="float">
            <text:p>5.071237756</text:p>
          </table:table-cell>
          <table:table-cell table:style-name="ce3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6858" calcext:value-type="float">
            <text:p>0.006858</text:p>
          </table:table-cell>
          <table:table-cell table:style-name="ce3" office:value-type="float" office:value="0.001181" calcext:value-type="float">
            <text:p>0.001181</text:p>
          </table:table-cell>
          <table:table-cell table:style-name="ce3"/>
          <table:table-cell table:style-name="ce3" office:value-type="float" office:value="0.00093" calcext:value-type="float">
            <text:p>0.00093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05772" calcext:value-type="float">
            <text:p>5.77E-003</text:p>
          </table:table-cell>
          <table:table-cell table:style-name="ce3" office:value-type="float" office:value="0.001112" calcext:value-type="float">
            <text:p>0.001112</text:p>
          </table:table-cell>
          <table:table-cell table:style-name="ce3" table:formula="of:=[.C12]/[.D12]" office:value-type="float" office:value="5.19064748201439" calcext:value-type="float">
            <text:p>5.190647482</text:p>
          </table:table-cell>
          <table:table-cell table:style-name="ce3" office:value-type="float" office:value="0.000936" calcext:value-type="float">
            <text:p>0.000936</text:p>
          </table:table-cell>
          <table:table-cell table:style-name="ce3" table:formula="of:=[.C12]/[.F12]" office:value-type="float" office:value="6.16666666666667" calcext:value-type="float">
            <text:p>6.1666666667</text:p>
          </table:table-cell>
          <table:table-cell table:style-name="ce3" table:number-columns-repeated="2"/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06843" calcext:value-type="float">
            <text:p>6.84E-003</text:p>
          </table:table-cell>
          <table:table-cell table:style-name="ce3" office:value-type="float" office:value="0.001153" calcext:value-type="float">
            <text:p>0.001153</text:p>
          </table:table-cell>
          <table:table-cell table:style-name="ce3"/>
          <table:table-cell table:style-name="ce3" office:value-type="float" office:value="0.000938" calcext:value-type="float">
            <text:p>0.000938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5711" calcext:value-type="float">
            <text:p>0.005711</text:p>
          </table:table-cell>
          <table:table-cell table:style-name="ce3" office:value-type="float" office:value="0.001091" calcext:value-type="float">
            <text:p>0.001091</text:p>
          </table:table-cell>
          <table:table-cell table:style-name="ce3" table:formula="of:=[.C13]/[.D14]" office:value-type="float" office:value="5.22985347985348" calcext:value-type="float">
            <text:p>5.2298534799</text:p>
          </table:table-cell>
          <table:table-cell table:style-name="ce3" office:value-type="float" office:value="0.000944" calcext:value-type="float">
            <text:p>0.000944</text:p>
          </table:table-cell>
          <table:table-cell table:style-name="ce3" table:formula="of:=[.C13]/[.F13]" office:value-type="float" office:value="6.04978813559322" calcext:value-type="float">
            <text:p>6.0497881356</text:p>
          </table:table-cell>
          <table:table-cell table:style-name="ce3" table:number-columns-repeated="2"/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687" calcext:value-type="float">
            <text:p>0.00687</text:p>
          </table:table-cell>
          <table:table-cell table:style-name="ce3" office:value-type="float" office:value="0.001152" calcext:value-type="float">
            <text:p>0.001152</text:p>
          </table:table-cell>
          <table:table-cell table:style-name="ce3"/>
          <table:table-cell table:style-name="ce3" office:value-type="float" office:value="0.000936" calcext:value-type="float">
            <text:p>0.000936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5741" calcext:value-type="float">
            <text:p>0.005741</text:p>
          </table:table-cell>
          <table:table-cell table:style-name="ce3" office:value-type="float" office:value="0.001092" calcext:value-type="float">
            <text:p>0.001092</text:p>
          </table:table-cell>
          <table:table-cell table:style-name="ce3" table:formula="of:=[.C14]/[.D13]" office:value-type="float" office:value="5.26214482126489" calcext:value-type="float">
            <text:p>5.2621448213</text:p>
          </table:table-cell>
          <table:table-cell table:style-name="ce3" office:value-type="float" office:value="0.000936" calcext:value-type="float">
            <text:p>0.000936</text:p>
          </table:table-cell>
          <table:table-cell table:style-name="ce3" table:formula="of:=[.C14]/[.F14]" office:value-type="float" office:value="6.13354700854701" calcext:value-type="float">
            <text:p>6.1335470085</text:p>
          </table:table-cell>
          <table:table-cell table:style-name="ce3" table:number-columns-repeated="2"/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6967" calcext:value-type="float">
            <text:p>0.006967</text:p>
          </table:table-cell>
          <table:table-cell table:style-name="ce3" office:value-type="float" office:value="0.001153" calcext:value-type="float">
            <text:p>0.001153</text:p>
          </table:table-cell>
          <table:table-cell table:style-name="ce3"/>
          <table:table-cell table:style-name="ce3" office:value-type="float" office:value="0.00093" calcext:value-type="float">
            <text:p>0.00093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5563" calcext:value-type="float">
            <text:p>0.005563</text:p>
          </table:table-cell>
          <table:table-cell office:value-type="float" office:value="0.001102" calcext:value-type="float">
            <text:p>0.001102</text:p>
          </table:table-cell>
          <table:table-cell table:style-name="ce3" table:formula="of:=[.C15]/[.D13]" office:value-type="float" office:value="5.09899175068744" calcext:value-type="float">
            <text:p>5.0989917507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15]/[.F15]" office:value-type="float" office:value="5.93703308431163" calcext:value-type="float">
            <text:p>5.9370330843</text:p>
          </table:table-cell>
          <table:table-cell table:style-name="ce3" table:number-columns-repeated="2"/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6913" calcext:value-type="float">
            <text:p>0.006913</text:p>
          </table:table-cell>
          <table:table-cell office:value-type="float" office:value="0.001154" calcext:value-type="float">
            <text:p>0.001154</text:p>
          </table:table-cell>
          <table:table-cell table:style-name="ce3"/>
          <table:table-cell table:style-name="ce3" office:value-type="float" office:value="0.00094" calcext:value-type="float">
            <text:p>0.00094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5576" calcext:value-type="float">
            <text:p>0.005576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6]/[.D16]" office:value-type="float" office:value="4.96527159394479" calcext:value-type="float">
            <text:p>4.9652715939</text:p>
          </table:table-cell>
          <table:table-cell table:style-name="ce3" office:value-type="float" office:value="0.000943" calcext:value-type="float">
            <text:p>0.000943</text:p>
          </table:table-cell>
          <table:table-cell table:style-name="ce3" table:formula="of:=[.C16]/[.F16]" office:value-type="float" office:value="5.91304347826087" calcext:value-type="float">
            <text:p>5.9130434783</text:p>
          </table:table-cell>
          <table:table-cell table:style-name="ce3" table:number-columns-repeated="2"/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6833" calcext:value-type="float">
            <text:p>0.006833</text:p>
          </table:table-cell>
          <table:table-cell table:style-name="ce3" office:value-type="float" office:value="0.001153" calcext:value-type="float">
            <text:p>0.001153</text:p>
          </table:table-cell>
          <table:table-cell table:style-name="ce3"/>
          <table:table-cell table:style-name="ce3" office:value-type="float" office:value="0.000929" calcext:value-type="float">
            <text:p>0.000929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05648" calcext:value-type="float">
            <text:p>0.005648</text:p>
          </table:table-cell>
          <table:table-cell table:style-name="ce3" office:value-type="float" office:value="0.001097" calcext:value-type="float">
            <text:p>0.001097</text:p>
          </table:table-cell>
          <table:table-cell table:style-name="ce3" table:formula="of:=[.C17]/[.D17]" office:value-type="float" office:value="5.1485870556062" calcext:value-type="float">
            <text:p>5.1485870556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7]/[.F17]" office:value-type="float" office:value="6.05359056806002" calcext:value-type="float">
            <text:p>6.0535905681</text:p>
          </table:table-cell>
          <table:table-cell table:style-name="ce3" table:number-columns-repeated="2"/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06881" calcext:value-type="float">
            <text:p>0.006881</text:p>
          </table:table-cell>
          <table:table-cell table:style-name="ce3" office:value-type="float" office:value="0.001151" calcext:value-type="float">
            <text:p>0.001151</text:p>
          </table:table-cell>
          <table:table-cell table:style-name="ce3"/>
          <table:table-cell table:style-name="ce3" office:value-type="float" office:value="0.000929" calcext:value-type="float">
            <text:p>0.000929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5597" calcext:value-type="float">
            <text:p>0.005597</text:p>
          </table:table-cell>
          <table:table-cell table:style-name="ce3" office:value-type="float" office:value="0.001095" calcext:value-type="float">
            <text:p>0.001095</text:p>
          </table:table-cell>
          <table:table-cell table:style-name="ce3" table:formula="of:=[.C18]/[.D18]" office:value-type="float" office:value="5.11141552511416" calcext:value-type="float">
            <text:p>5.1114155251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8]/[.F18]" office:value-type="float" office:value="5.9989281886388" calcext:value-type="float">
            <text:p>5.9989281886</text:p>
          </table:table-cell>
          <table:table-cell table:style-name="ce3" table:number-columns-repeated="2"/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6877" calcext:value-type="float">
            <text:p>0.006877</text:p>
          </table:table-cell>
          <table:table-cell table:style-name="ce3" office:value-type="float" office:value="0.001155" calcext:value-type="float">
            <text:p>0.001155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05605" calcext:value-type="float">
            <text:p>5.61E-003</text:p>
          </table:table-cell>
          <table:table-cell table:style-name="ce3" office:value-type="float" office:value="0.001104" calcext:value-type="float">
            <text:p>0.001104</text:p>
          </table:table-cell>
          <table:table-cell table:style-name="ce3" table:formula="of:=[.C19]/[.D19]" office:value-type="float" office:value="5.07699275362319" calcext:value-type="float">
            <text:p>5.0769927536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9]/[.F19]" office:value-type="float" office:value="6.0075026795284" calcext:value-type="float">
            <text:p>6.0075026795</text:p>
          </table:table-cell>
          <table:table-cell table:style-name="ce3" table:number-columns-repeated="2"/>
          <table:table-cell/>
          <table:table-cell table:style-name="ce3" office:value-type="float" office:value="15" calcext:value-type="float">
            <text:p>15</text:p>
          </table:table-cell>
          <table:table-cell table:style-name="ce4"/>
          <table:table-cell table:style-name="ce3" table:number-columns-repeated="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0567" calcext:value-type="float">
            <text:p>0.00567</text:p>
          </table:table-cell>
          <table:table-cell table:style-name="ce3" office:value-type="float" office:value="0.001109" calcext:value-type="float">
            <text:p>0.001109</text:p>
          </table:table-cell>
          <table:table-cell table:style-name="ce3" table:formula="of:=[.C20]/[.D20]" office:value-type="float" office:value="5.11271415689811" calcext:value-type="float">
            <text:p>5.1127141569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20]/[.F20]" office:value-type="float" office:value="6.05122732123799" calcext:value-type="float">
            <text:p>6.0512273212</text:p>
          </table:table-cell>
          <table:table-cell table:style-name="ce3" table:number-columns-repeated="2"/>
          <table:table-cell/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05556" calcext:value-type="float">
            <text:p>5.56E-003</text:p>
          </table:table-cell>
          <table:table-cell table:style-name="ce3" office:value-type="float" office:value="0.001103" calcext:value-type="float">
            <text:p>0.001103</text:p>
          </table:table-cell>
          <table:table-cell table:style-name="ce3" table:formula="of:=[.C21]/[.D21]" office:value-type="float" office:value="5.03717135086129" calcext:value-type="float">
            <text:p>5.0371713509</text:p>
          </table:table-cell>
          <table:table-cell table:style-name="ce3" office:value-type="float" office:value="0.000945" calcext:value-type="float">
            <text:p>0.000945</text:p>
          </table:table-cell>
          <table:table-cell table:style-name="ce3" table:formula="of:=[.C21]/[.F21]" office:value-type="float" office:value="5.87936507936508" calcext:value-type="float">
            <text:p>5.8793650794</text:p>
          </table:table-cell>
          <table:table-cell table:style-name="ce3" table:number-columns-repeated="2"/>
          <table:table-cell/>
          <table:table-cell table:style-name="ce3" office:value-type="float" office:value="17" calcext:value-type="float">
            <text:p>17</text:p>
          </table:table-cell>
          <table:table-cell table:style-name="ce4"/>
          <table:table-cell table:style-name="ce3" table:number-columns-repeated="6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05627" calcext:value-type="float">
            <text:p>0.005627</text:p>
          </table:table-cell>
          <table:table-cell table:style-name="ce3" office:value-type="float" office:value="0.001093" calcext:value-type="float">
            <text:p>0.001093</text:p>
          </table:table-cell>
          <table:table-cell table:style-name="ce3" table:formula="of:=[.C22]/[.D22]" office:value-type="float" office:value="5.14821591948765" calcext:value-type="float">
            <text:p>5.1482159195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22]/[.F22]" office:value-type="float" office:value="6.00533617929562" calcext:value-type="float">
            <text:p>6.0053361793</text:p>
          </table:table-cell>
          <table:table-cell table:style-name="ce3" table:number-columns-repeated="2"/>
          <table:table-cell/>
          <table:table-cell table:style-name="ce3" office:value-type="float" office:value="18" calcext:value-type="float">
            <text:p>18</text:p>
          </table:table-cell>
          <table:table-cell table:style-name="ce3" table:number-columns-repeated="7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05733" calcext:value-type="float">
            <text:p>5.73E-003</text:p>
          </table:table-cell>
          <table:table-cell table:style-name="ce3" office:value-type="float" office:value="0.001091" calcext:value-type="float">
            <text:p>0.001091</text:p>
          </table:table-cell>
          <table:table-cell table:style-name="ce3" table:formula="of:=[.C23]/[.D23]" office:value-type="float" office:value="5.25481209899175" calcext:value-type="float">
            <text:p>5.254812099</text:p>
          </table:table-cell>
          <table:table-cell table:style-name="ce3" office:value-type="float" office:value="0.000934" calcext:value-type="float">
            <text:p>0.000934</text:p>
          </table:table-cell>
          <table:table-cell table:style-name="ce3" table:formula="of:=[.C23]/[.F23]" office:value-type="float" office:value="6.13811563169165" calcext:value-type="float">
            <text:p>6.1381156317</text:p>
          </table:table-cell>
          <table:table-cell table:style-name="ce3" table:number-columns-repeated="2"/>
          <table:table-cell/>
          <table:table-cell table:style-name="ce3" office:value-type="float" office:value="19" calcext:value-type="float">
            <text:p>19</text:p>
          </table:table-cell>
          <table:table-cell table:style-name="ce4"/>
          <table:table-cell table:style-name="ce3" table:number-columns-repeated="6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05554" calcext:value-type="float">
            <text:p>0.005554</text:p>
          </table:table-cell>
          <table:table-cell table:style-name="ce3" office:value-type="float" office:value="0.001093" calcext:value-type="float">
            <text:p>0.001093</text:p>
          </table:table-cell>
          <table:table-cell table:style-name="ce3" table:formula="of:=[.C24]/[.D24]" office:value-type="float" office:value="5.08142726440988" calcext:value-type="float">
            <text:p>5.0814272644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24]/[.F24]" office:value-type="float" office:value="5.95284030010718" calcext:value-type="float">
            <text:p>5.9528403001</text:p>
          </table:table-cell>
          <table:table-cell table:style-name="ce3" table:number-columns-repeated="2"/>
          <table:table-cell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</table:table-row>
        <table:table-row table:style-name="ro2" table:number-rows-repeated="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7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3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13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1048522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19:52:30.3450315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13T07:32:28</meta:creation-date>
    <dc:date>2015-04-19T22:09:38.346827375</dc:date>
    <meta:editing-duration>PT2H40M55S</meta:editing-duration>
    <meta:editing-cycles>28</meta:editing-cycles>
    <meta:generator>LibreOffice/4.3.3.2$Linux_X86_64 LibreOffice_project/430m0$Build-2</meta:generator>
    <dc:creator>Carlos </dc:creator>
    <meta:document-statistic meta:table-count="3" meta:cell-count="2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33cm" svg:height="8.464cm" xlink:href="." xlink:type="simple" chart:class="chart:scatter" chart:style-name="ch1">
        <chart:title svg:x="7.793cm" svg:y="0.305cm" chart:style-name="ch2">
          <text:p>Tiempos de ejecución</text:p>
        </chart:title>
        <chart:subtitle svg:x="8.52cm" svg:y="1.253cm" chart:style-name="ch3">
          <text:p>Blocksize=1024</text:p>
        </chart:subtitle>
        <chart:legend svg:x="16.499cm" svg:y="3.104cm" style:legend-expansion="custom" chartooo:width="3.062cm" chartooo:height="2.087cm" style:legend-expansion-aspect-ratio="1.46717776712985" chart:style-name="ch4"/>
        <chart:plot-area chart:style-name="ch5" chart:data-source-has-labels="both" svg:x="1.409cm" svg:y="2.104cm" svg:width="15.09cm" svg:height="5.208cm">
          <chartooo:coordinate-region svg:x="2.136cm" svg:y="2.304cm" svg:width="13.62cm" svg:height="4.361cm"/>
          <chart:axis chart:dimension="x" chart:name="primary-x" chart:style-name="ch6" chartooo:axis-type="auto">
            <chart:title svg:x="8.778cm" svg:y="7.481cm" chart:style-name="ch7">
              <text:p>N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5.056cm" chart:style-name="ch8">
              <text:p>Seg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Tile</text:p>
              </table:table-cell>
              <table:table-cell office:value-type="string">
                <text:p>Caching</text:p>
              </table:table-cell>
              <table:table-cell office:value-type="string">
                <text:p>Bas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0161">
                <text:p>0.000161</text:p>
              </table:table-cell>
              <table:table-cell office:value-type="float" office:value="0.09799">
                <text:p>0.09799</text:p>
              </table:table-cell>
              <table:table-cell office:value-type="float" office:value="0.00038">
                <text:p>0.00038</text:p>
              </table:table-cell>
              <table:table-cell office:value-type="float" office:value="0.000373">
                <text:p>0.0003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923">
                <text:p>0.000923</text:p>
              </table:table-cell>
              <table:table-cell office:value-type="float" office:value="0.114685">
                <text:p>0.114685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07264">
                <text:p>0.007264</text:p>
              </table:table-cell>
              <table:table-cell office:value-type="float" office:value="0.115574">
                <text:p>0.115574</text:p>
              </table:table-cell>
              <table:table-cell office:value-type="float" office:value="0.001081">
                <text:p>0.001081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020726">
                <text:p>0.020726</text:p>
              </table:table-cell>
              <table:table-cell office:value-type="float" office:value="0.121775">
                <text:p>0.121775</text:p>
              </table:table-cell>
              <table:table-cell office:value-type="float" office:value="0.002874">
                <text:p>0.002874</text:p>
              </table:table-cell>
              <table:table-cell office:value-type="float" office:value="0.002834">
                <text:p>0.002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099324">
                <text:p>0.099324</text:p>
              </table:table-cell>
              <table:table-cell office:value-type="float" office:value="0.125723">
                <text:p>0.125723</text:p>
              </table:table-cell>
              <table:table-cell office:value-type="float" office:value="0.011539">
                <text:p>0.011539</text:p>
              </table:table-cell>
              <table:table-cell office:value-type="float" office:value="0.011569">
                <text:p>0.011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0.492699">
                <text:p>0.492699</text:p>
              </table:table-cell>
              <table:table-cell office:value-type="float" office:value="0.172261">
                <text:p>0.172261</text:p>
              </table:table-cell>
              <table:table-cell office:value-type="float" office:value="0.054298">
                <text:p>0.054298</text:p>
              </table:table-cell>
              <table:table-cell office:value-type="float" office:value="0.054344">
                <text:p>0.054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0.976937">
                <text:p>0.976937</text:p>
              </table:table-cell>
              <table:table-cell office:value-type="float" office:value="0.201683">
                <text:p>0.201683</text:p>
              </table:table-cell>
              <table:table-cell office:value-type="float" office:value="0.108057">
                <text:p>0.108057</text:p>
              </table:table-cell>
              <table:table-cell office:value-type="float" office:value="0.109941">
                <text:p>0.109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96cm" svg:height="8.513cm" xlink:href=".." xlink:type="simple" chart:class="chart:scatter" chart:style-name="ch1">
        <chart:title svg:x="6.298cm" svg:y="0.306cm" chart:style-name="ch2">
          <text:p>Aceleración </text:p>
        </chart:title>
        <chart:subtitle svg:x="6.073cm" svg:y="1.255cm" chart:style-name="ch3">
          <text:p>Block Size=1024</text:p>
        </chart:subtitle>
        <chart:legend chart:legend-position="end" svg:x="10.201cm" svg:y="3.459cm" style:legend-expansion="high" chart:style-name="ch4"/>
        <chart:plot-area chart:style-name="ch5" table:cell-range-address="Hoja1.B5:Hoja1.B11 Hoja1.E4:Hoja1.E11 Hoja1.G4:Hoja1.G11 Hoja1.I4:Hoja1.I11" chart:data-source-has-labels="row" svg:x="1.314cm" svg:y="2.108cm" svg:width="8.584cm" svg:height="5.254cm">
          <chartooo:coordinate-region svg:x="1.935cm" svg:y="2.307cm" svg:width="7.869cm" svg:height="4.408cm"/>
          <chart:axis chart:dimension="x" chart:name="primary-x" chart:style-name="ch6">
            <chart:title svg:x="5.43cm" svg:y="7.532cm" chart:style-name="ch7">
              <text:p>N</text:p>
            </chart:title>
          </chart:axis>
          <chart:axis chart:dimension="y" chart:name="primary-y" chart:style-name="ch6">
            <chart:title svg:x="0.451cm" svg:y="4.885cm" chart:style-name="ch8">
              <text:p>X</text:p>
            </chart:title>
            <chart:grid chart:style-name="ch9" chart:class="major"/>
          </chart:axis>
          <chart:series chart:style-name="ch10" chart:values-cell-range-address="Hoja1.E5:Hoja1.E11" chart:label-cell-address="Hoja1.E4:Hoja1.E4" chart:class="chart:scatter">
            <chart:domain table:cell-range-address="Hoja1.B5:Hoja1.B11"/>
            <chart:data-point chart:repeated="7"/>
          </chart:series>
          <chart:series chart:style-name="ch11" chart:values-cell-range-address="Hoja1.G5:Hoja1.G11" chart:label-cell-address="Hoja1.G4:Hoja1.G4" chart:class="chart:scatter">
            <chart:data-point chart:repeated="7"/>
          </chart:series>
          <chart:series chart:style-name="ch12" chart:values-cell-range-address="Hoja1.I5:Hoja1.I11" chart:label-cell-address="Hoja1.I4:Hoja1.I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eleración MG</text:p>
                <draw:g>
                  <svg:desc>Hoja1.E4:Hoja1.E4</svg:desc>
                </draw:g>
              </table:table-cell>
              <table:table-cell office:value-type="string">
                <text:p>Aceleración MC</text:p>
                <draw:g>
                  <svg:desc>Hoja1.G4:Hoja1.G4</svg:desc>
                </draw:g>
              </table:table-cell>
              <table:table-cell office:value-type="string">
                <text:p>Aceleración Compartida</text:p>
                <draw:g>
                  <svg:desc>Hoja1.I4:Hoja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5:Hoja1.B11</svg:desc>
                </draw:g>
              </table:table-cell>
              <table:table-cell office:value-type="float" office:value="0.0999807961763053">
                <text:p>0.0999807961763053</text:p>
                <draw:g>
                  <svg:desc>Hoja1.E5:Hoja1.E11</svg:desc>
                </draw:g>
              </table:table-cell>
              <table:table-cell office:value-type="float" office:value="8.73648228713487">
                <text:p>8.73648228713487</text:p>
                <draw:g>
                  <svg:desc>Hoja1.G5:Hoja1.G11</svg:desc>
                </draw:g>
              </table:table-cell>
              <table:table-cell office:value-type="float" office:value="NaN">
                <text:p>NaN</text:p>
                <draw:g>
                  <svg:desc>Hoja1.I5:Hoja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97371565113501">
                <text:p>4.97371565113501</text:p>
              </table:table-cell>
              <table:table-cell office:value-type="float" office:value="8.64589823468328">
                <text:p>8.64589823468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86727272727273">
                <text:p>4.86727272727273</text:p>
              </table:table-cell>
              <table:table-cell office:value-type="float" office:value="5.68969181721573">
                <text:p>5.68969181721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99360146252285">
                <text:p>4.99360146252285</text:p>
              </table:table-cell>
              <table:table-cell office:value-type="float" office:value="5.83030949839915">
                <text:p>5.83030949839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07899461400359">
                <text:p>5.07899461400359</text:p>
              </table:table-cell>
              <table:table-cell office:value-type="float" office:value="6.07081545064378">
                <text:p>6.07081545064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394495412844">
                <text:p>5.2394495412844</text:p>
              </table:table-cell>
              <table:table-cell office:value-type="float" office:value="6.10802139037433">
                <text:p>6.1080213903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20091324200913">
                <text:p>5.20091324200913</text:p>
              </table:table-cell>
              <table:table-cell office:value-type="float" office:value="5.07123775601069">
                <text:p>5.071237756010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6cm" svg:height="9cm" xlink:href=".." xlink:type="simple" chart:class="chart:scatter" chart:style-name="ch1">
        <chart:title svg:x="7.59cm" svg:y="0.316cm" chart:style-name="ch2">
          <text:p>Tiempos de ejecución </text:p>
        </chart:title>
        <chart:subtitle svg:x="8.384cm" svg:y="1.275cm" chart:style-name="ch3">
          <text:p>Blocksize=1024</text:p>
        </chart:subtitle>
        <chart:legend chart:legend-position="end" svg:x="15.326cm" svg:y="3.703cm" style:legend-expansion="high" chart:style-name="ch4"/>
        <chart:plot-area chart:style-name="ch5" table:cell-range-address="Hoja1.B5:Hoja1.D11 Hoja1.C4:Hoja1.D4 Hoja1.F4:Hoja1.F11" chart:data-source-has-labels="row" svg:x="1.404cm" svg:y="2.138cm" svg:width="13.529cm" svg:height="5.701cm">
          <chartooo:coordinate-region svg:x="2.316cm" svg:y="2.337cm" svg:width="12.523cm" svg:height="4.855cm"/>
          <chart:axis chart:dimension="x" chart:name="primary-x" chart:style-name="ch6">
            <chart:title svg:x="7.992cm" svg:y="8.019cm" chart:style-name="ch7">
              <text:p>N</text:p>
            </chart:title>
          </chart:axis>
          <chart:axis chart:dimension="y" chart:name="primary-y" chart:style-name="ch6">
            <chart:title svg:x="0.451cm" svg:y="5.336cm" chart:style-name="ch8">
              <text:p>Seg</text:p>
            </chart:title>
            <chart:grid chart:style-name="ch9" chart:class="major"/>
          </chart:axis>
          <chart:series chart:style-name="ch10" chart:values-cell-range-address="Hoja1.C5:Hoja1.C11" chart:label-cell-address="Hoja1.C4:Hoja1.C4" chart:class="chart:scatter">
            <chart:domain table:cell-range-address="Hoja1.B5:Hoja1.B11"/>
            <chart:data-point chart:repeated="7"/>
          </chart:series>
          <chart:series chart:style-name="ch11" chart:values-cell-range-address="Hoja1.D5:Hoja1.D11" chart:label-cell-address="Hoja1.D4:Hoja1.D4" chart:class="chart:scatter">
            <chart:data-point chart:repeated="7"/>
          </chart:series>
          <chart:series chart:style-name="ch12" chart:values-cell-range-address="Hoja1.F5:Hoja1.F11" chart:label-cell-address="Hoja1.F4:Hoja1.F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uencial</text:p>
                <draw:g>
                  <svg:desc>Hoja1.C4:Hoja1.C4</svg:desc>
                </draw:g>
              </table:table-cell>
              <table:table-cell office:value-type="string">
                <text:p>Memoria Global</text:p>
                <draw:g>
                  <svg:desc>Hoja1.D4:Hoja1.D4</svg:desc>
                </draw:g>
              </table:table-cell>
              <table:table-cell office:value-type="string">
                <text:p>Memoria Constante</text:p>
                <draw:g>
                  <svg:desc>Hoja1.F4:Hoja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5:Hoja1.B11</svg:desc>
                </draw:g>
              </table:table-cell>
              <table:table-cell office:value-type="float" office:value="0.014057">
                <text:p>0.014057</text:p>
                <draw:g>
                  <svg:desc>Hoja1.C5:Hoja1.C11</svg:desc>
                </draw:g>
              </table:table-cell>
              <table:table-cell office:value-type="float" office:value="0.140597">
                <text:p>0.140597</text:p>
                <draw:g>
                  <svg:desc>Hoja1.D5:Hoja1.D11</svg:desc>
                </draw:g>
              </table:table-cell>
              <table:table-cell office:value-type="float" office:value="0.001609">
                <text:p>0.001609</text:p>
                <draw:g>
                  <svg:desc>Hoja1.F5:Hoja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8326">
                <text:p>0.008326</text:p>
              </table:table-cell>
              <table:table-cell office:value-type="float" office:value="0.001674">
                <text:p>0.001674</text:p>
              </table:table-cell>
              <table:table-cell office:value-type="float" office:value="0.000963">
                <text:p>0.000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5354">
                <text:p>0.005354</text:p>
              </table:table-cell>
              <table:table-cell office:value-type="float" office:value="0.0011">
                <text:p>0.0011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463">
                <text:p>0.005463</text:p>
              </table:table-cell>
              <table:table-cell office:value-type="float" office:value="0.001094">
                <text:p>0.001094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5658">
                <text:p>0.005658</text:p>
              </table:table-cell>
              <table:table-cell office:value-type="float" office:value="0.001114">
                <text:p>0.001114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5711">
                <text:p>0.005711</text:p>
              </table:table-cell>
              <table:table-cell office:value-type="float" office:value="0.00109">
                <text:p>0.0010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5695">
                <text:p>0.005695</text:p>
              </table:table-cell>
              <table:table-cell office:value-type="float" office:value="0.001095">
                <text:p>0.001095</text:p>
              </table:table-cell>
              <table:table-cell office:value-type="float" office:value="0.001123">
                <text:p>0.0011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